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an Vladimir</meta:initial-creator>
    <meta:creation-date>2023-05-26T23:00:01.222329530</meta:creation-date>
    <meta:generator>LibreOffice/7.3.7.2$Linux_X86_64 LibreOffice_project/30$Build-2</meta:generator>
    <dc:date>2023-05-27T00:56:53.850058354</dc:date>
    <dc:creator>Juan Vladimir</dc:creator>
    <meta:editing-duration>PT1H46M29S</meta:editing-duration>
    <meta:editing-cycles>1</meta:editing-cycles>
    <meta:document-statistic meta:object-count="0"/>
  </office:meta>
</office:document-meta>
</file>